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>
            <text:p>Presença</text:p>
          </table:table-cell>
          <table:table-cell>
            <text:p>HorasEstudo</text:p>
          </table:table-cell>
          <table:table-cell>
            <text:p>Nota</text:p>
          </table:table-cell>
        </table:table-row>
        <table:table-row>
          <table:table-cell>
            <text:p>0.374540118847362</text:p>
          </table:table-cell>
          <table:table-cell>
            <text:p>2.97433775933115</text:p>
          </table:table-cell>
          <table:table-cell>
            <text:p>32.53689974075948</text:p>
          </table:table-cell>
        </table:table-row>
        <table:table-row>
          <table:table-cell>
            <text:p>0.950714306409916</text:p>
          </table:table-cell>
          <table:table-cell>
            <text:p>5.62849466519055</text:p>
          </table:table-cell>
          <table:table-cell>
            <text:p>84.25567853409659</text:p>
          </table:table-cell>
        </table:table-row>
        <table:table-row>
          <table:table-cell>
            <text:p>0.731993941811405</text:p>
          </table:table-cell>
          <table:table-cell>
            <text:p>3.18395184895758</text:p>
          </table:table-cell>
          <table:table-cell>
            <text:p>57.836593266608126</text:p>
          </table:table-cell>
        </table:table-row>
        <table:table-row>
          <table:table-cell>
            <text:p>0.598658484197037</text:p>
          </table:table-cell>
          <table:table-cell>
            <text:p>2.17539259732942</text:p>
          </table:table-cell>
          <table:table-cell>
            <text:p>44.00578641453408</text:p>
          </table:table-cell>
        </table:table-row>
        <table:table-row>
          <table:table-cell>
            <text:p>0.156018640442437</text:p>
          </table:table-cell>
          <table:table-cell>
            <text:p>7.93129753784311</text:p>
          </table:table-cell>
          <table:table-cell>
            <text:p>41.084788028471344</text:p>
          </table:table-cell>
        </table:table-row>
        <table:table-row>
          <table:table-cell>
            <text:p>0.155994520336203</text:p>
          </table:table-cell>
          <table:table-cell>
            <text:p>4.54844739902693</text:p>
          </table:table-cell>
          <table:table-cell>
            <text:p>25.95406495692687</text:p>
          </table:table-cell>
        </table:table-row>
        <table:table-row>
          <table:table-cell>
            <text:p>0.0580836121681995</text:p>
          </table:table-cell>
          <table:table-cell>
            <text:p>5.13505640937585</text:p>
          </table:table-cell>
          <table:table-cell>
            <text:p>25.359211962547974</text:p>
          </table:table-cell>
        </table:table-row>
        <table:table-row>
          <table:table-cell>
            <text:p>0.866176145774935</text:p>
          </table:table-cell>
          <table:table-cell>
            <text:p>2.15050362757309</text:p>
          </table:table-cell>
          <table:table-cell>
            <text:p>62.081646458602215</text:p>
          </table:table-cell>
        </table:table-row>
        <table:table-row>
          <table:table-cell>
            <text:p>0.601115011743209</text:p>
          </table:table-cell>
          <table:table-cell>
            <text:p>3.91123455094963</text:p>
          </table:table-cell>
          <table:table-cell>
            <text:p>52.37032929520152</text:p>
          </table:table-cell>
        </table:table-row>
        <table:table-row>
          <table:table-cell>
            <text:p>0.708072577796045</text:p>
          </table:table-cell>
          <table:table-cell>
            <text:p>5.22184517941973</text:p>
          </table:table-cell>
          <table:table-cell>
            <text:p>65.83365449274164</text:p>
          </table:table-cell>
        </table:table-row>
        <table:table-row>
          <table:table-cell>
            <text:p>0.0205844942958024</text:p>
          </table:table-cell>
          <table:table-cell>
            <text:p>2.69801284515539</text:p>
          </table:table-cell>
          <table:table-cell>
            <text:p>16.451553865656393</text:p>
          </table:table-cell>
        </table:table-row>
        <table:table-row>
          <table:table-cell>
            <text:p>0.969909852161994</text:p>
          </table:table-cell>
          <table:table-cell>
            <text:p>5.75139603669134</text:p>
          </table:table-cell>
          <table:table-cell>
            <text:p>86.14153253289088</text:p>
          </table:table-cell>
        </table:table-row>
        <table:table-row>
          <table:table-cell>
            <text:p>0.832442640800422</text:p>
          </table:table-cell>
          <table:table-cell>
            <text:p>3.79872262016239</text:p>
          </table:table-cell>
          <table:table-cell>
            <text:p>67.5711722765999</text:p>
          </table:table-cell>
        </table:table-row>
        <table:table-row>
          <table:table-cell>
            <text:p>0.212339110678276</text:p>
          </table:table-cell>
          <table:table-cell>
            <text:p>4.41661250041345</text:p>
          </table:table-cell>
          <table:table-cell>
            <text:p>28.317012832228386</text:p>
          </table:table-cell>
        </table:table-row>
        <table:table-row>
          <table:table-cell>
            <text:p>0.181824967207101</text:p>
          </table:table-cell>
          <table:table-cell>
            <text:p>3.79658677554121</text:p>
          </table:table-cell>
          <table:table-cell>
            <text:p>24.15508108467299</text:p>
          </table:table-cell>
        </table:table-row>
        <table:table-row>
          <table:table-cell>
            <text:p>0.183404509853434</text:p>
          </table:table-cell>
          <table:table-cell>
            <text:p>8.0</text:p>
          </table:table-cell>
          <table:table-cell>
            <text:p>43.271698027694434</text:p>
          </table:table-cell>
        </table:table-row>
        <table:table-row>
          <table:table-cell>
            <text:p>0.304242242959538</text:p>
          </table:table-cell>
          <table:table-cell>
            <text:p>4.97300555052413</text:p>
          </table:table-cell>
          <table:table-cell>
            <text:p>37.19473551644293</text:p>
          </table:table-cell>
        </table:table-row>
        <table:table-row>
          <table:table-cell>
            <text:p>0.524756431632238</text:p>
          </table:table-cell>
          <table:table-cell>
            <text:p>2.8845781420882</text:p>
          </table:table-cell>
          <table:table-cell>
            <text:p>42.32895451588147</text:p>
          </table:table-cell>
        </table:table-row>
        <table:table-row>
          <table:table-cell>
            <text:p>0.431945018642116</text:p>
          </table:table-cell>
          <table:table-cell>
            <text:p>6.64508982420638</text:p>
          </table:table-cell>
          <table:table-cell>
            <text:p>53.7759573625779</text:p>
          </table:table-cell>
        </table:table-row>
        <table:table-row>
          <table:table-cell>
            <text:p>0.291229140198042</text:p>
          </table:table-cell>
          <table:table-cell>
            <text:p>2.55831270005796</text:p>
          </table:table-cell>
          <table:table-cell>
            <text:p>24.9063990813079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